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2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5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8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1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3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4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5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6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7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8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2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4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5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4" office:value-type="float" office:value="22.0728">
            <text:p>22.0728000</text:p>
          </table:table-cell>
          <table:table-cell table:style-name="ce34" office:value-type="float" office:value="39.4942">
            <text:p>39.494200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8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8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91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9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9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9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5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9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20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0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0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0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0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0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1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1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1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6"/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1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1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1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1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7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8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9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20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2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2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2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2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2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26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27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3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3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3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3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3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35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36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7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  <table:table-cell/>
          <table:table-cell table:style-name="ce25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3" table:formula="oooc:=[.A5]+[.B5]/60+[.C5]/3600" office:value-type="string">
            <text:p>21.6988667</text:p>
          </table:table-cell>
          <table:table-cell table:style-name="ce33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